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Recipes" style:family="table-column">
      <style:table-column-properties fo:break-before="auto" style:column-width="1.25in"/>
    </style:style>
    <style:style style:name="_row-Recipes" style:family="table-row">
      <style:table-row-properties style:row-height="0.17708333333333331in" fo:break-before="auto"/>
    </style:style>
    <style:style style:name="4col-Recipes" style:family="table-column">
      <style:table-column-properties fo:break-before="auto" style:column-width="1.6666666666666665in"/>
    </style:style>
    <style:style style:name="1row-Recipes" style:family="table-row">
      <style:table-row-properties style:use-optimal-row-height="true" fo:break-before="auto"/>
    </style:style>
    <style:style style:name="1,1cel-Recipes" style:family="table-cell" style:parent-style-name="Default">
      <style:text-properties fo:font-size="18pt" fo:color="#000000" fo:font-weight="bold"/>
    </style:style>
    <style:style style:name="2,1cel-Recipes" style:family="table-cell" style:parent-style-name="Default">
      <style:text-properties fo:font-weight="bold"/>
    </style:style>
    <style:style style:name="8,2cel-Recipes" style:family="table-cell" style:parent-style-name="Default">
      <style:table-cell-properties fo:wrap-option="no-wrap"/>
    </style:style>
    <style:style style:name="_col-Recipe Instructions" style:family="table-column">
      <style:table-column-properties fo:break-before="auto" style:column-width="1.25in"/>
    </style:style>
    <style:style style:name="_row-Recipe Instructions" style:family="table-row">
      <style:table-row-properties style:row-height="0.17708333333333331in" fo:break-before="auto"/>
    </style:style>
    <style:style style:name="2col-Recipe Instructions" style:family="table-column">
      <style:table-column-properties fo:break-before="auto" style:column-width="0.71875in"/>
    </style:style>
    <style:style style:name="3col-Recipe Instructions" style:family="table-column">
      <style:table-column-properties fo:break-before="auto" style:column-width="1.1041666666666665in"/>
    </style:style>
    <style:style style:name="4col-Recipe Instructions" style:family="table-column">
      <style:table-column-properties fo:break-before="auto" style:column-width="1.4375in"/>
    </style:style>
    <style:style style:name="3row-Recipe Instructions" style:family="table-row">
      <style:table-row-properties style:row-height="0.47916666666666663in" fo:break-before="auto"/>
    </style:style>
    <style:style style:name="1,1cel-Recipe Instructions" style:family="table-cell" style:parent-style-name="Default">
      <style:text-properties fo:font-size="18pt" fo:font-weight="bold"/>
    </style:style>
    <style:style style:name="2,4cel-Recipe Instructions" style:family="table-cell" style:parent-style-name="Default">
      <style:table-cell-properties fo:wrap-option="no-wrap"/>
      <style:text-properties fo:font-weight="bold"/>
    </style:style>
    <style:style style:name="3,1cel-Recipe Instructions" style:family="table-cell" style:parent-style-name="Default">
      <style:text-properties fo:color="#969696"/>
    </style:style>
    <style:style style:name="3,4cel-Recipe Instructions" style:family="table-cell" style:parent-style-name="Default">
      <style:table-cell-properties fo:wrap-option="no-wrap"/>
      <style:text-properties fo:color="#969696"/>
    </style:style>
    <style:style style:name="_col-Instructions" style:family="table-column">
      <style:table-column-properties fo:break-before="auto" style:column-width="1.25in"/>
    </style:style>
    <style:style style:name="_row-Instructions" style:family="table-row">
      <style:table-row-properties style:row-height="0.17708333333333331in" fo:break-before="auto"/>
    </style:style>
    <style:style style:name="4col-Instructions" style:family="table-column">
      <style:table-column-properties fo:break-before="auto" style:column-width="5.302083333333333in"/>
    </style:style>
    <style:style style:name="_col-Recipe Ingredients" style:family="table-column">
      <style:table-column-properties fo:break-before="auto" style:column-width="1.25in"/>
    </style:style>
    <style:style style:name="_row-Recipe Ingredients" style:family="table-row">
      <style:table-row-properties style:row-height="0.17708333333333331in" fo:break-before="auto"/>
    </style:style>
    <style:style style:name="1col-Recipe Ingredients" style:family="table-column">
      <style:table-column-properties fo:break-before="auto" style:column-width="1.6875in"/>
    </style:style>
    <style:style style:name="1,1cel-Recipe Ingredients" style:family="table-cell" style:parent-style-name="Default">
      <style:table-cell-properties fo:wrap-option="no-wrap"/>
      <style:text-properties fo:font-size="18pt" fo:font-weight="bold"/>
    </style:style>
    <style:style style:name="_col-Ingredients" style:family="table-column">
      <style:table-column-properties fo:break-before="auto" style:column-width="1.25in"/>
    </style:style>
    <style:style style:name="_row-Ingredients" style:family="table-row">
      <style:table-row-properties style:row-height="0.17708333333333331in" fo:break-before="auto"/>
    </style:style>
    <style:style style:name="1col-Ingredients" style:family="table-column">
      <style:table-column-properties fo:break-before="auto" style:column-width="1.3645833333333333in"/>
    </style:style>
    <style:style style:name="3col-Ingredients" style:family="table-column">
      <style:table-column-properties fo:break-before="auto" style:column-width="0.9895833333333333in"/>
    </style:style>
    <style:style style:name="4col-Ingredients" style:family="table-column">
      <style:table-column-properties fo:break-before="auto" style:column-width="2.895833333333333in"/>
    </style:style>
    <style:style style:name="_col-Recipe Authors" style:family="table-column">
      <style:table-column-properties fo:break-before="auto" style:column-width="1.25in"/>
    </style:style>
    <style:style style:name="_row-Recipe Authors" style:family="table-row">
      <style:table-row-properties style:row-height="0.17708333333333331in" fo:break-before="auto"/>
    </style:style>
    <style:style style:name="_col-Authors" style:family="table-column">
      <style:table-column-properties fo:break-before="auto" style:column-width="1.25in"/>
    </style:style>
    <style:style style:name="_row-Authors" style:family="table-row">
      <style:table-row-properties style:row-height="0.17708333333333331in" fo:break-before="auto"/>
    </style:style>
    <style:style style:name="1col-Authors" style:family="table-column">
      <style:table-column-properties fo:break-before="auto" style:column-width="1.8125in"/>
    </style:style>
    <style:style style:name="4col-Authors" style:family="table-column">
      <style:table-column-properties fo:break-before="auto" style:column-width="3.15625in"/>
    </style:style>
    <style:style style:name="8,1cel-Authors" style:family="table-cell" style:parent-style-name="Default">
      <style:text-properties fo:color="#ff9900"/>
    </style:style>
    <style:style style:name="_col-Recipe Categories" style:family="table-column">
      <style:table-column-properties fo:break-before="auto" style:column-width="1.25in"/>
    </style:style>
    <style:style style:name="_row-Recipe Categories" style:family="table-row">
      <style:table-row-properties style:row-height="0.17708333333333331in" fo:break-before="auto"/>
    </style:style>
    <style:style style:name="_col-Categories" style:family="table-column">
      <style:table-column-properties fo:break-before="auto" style:column-width="1.25in"/>
    </style:style>
    <style:style style:name="_row-Categories" style:family="table-row">
      <style:table-row-properties style:row-height="0.17708333333333331in" fo:break-before="auto"/>
    </style:style>
    <style:style style:name="4col-Categories" style:family="table-column">
      <style:table-column-properties fo:break-before="auto" style:column-width="1.8229166666666665in"/>
    </style:style>
  </office:automatic-styles>
  <office:body>
    <office:spreadsheet>
      <table:table table:name="Recipes">
        <table:table-column table:style-name="_col-Recipes" table:number-columns-repeated="3" table:default-cell-style-name="Default"/>
        <table:table-column table:style-name="4col-Recipes" table:default-cell-style-name="Default"/>
        <table:table-column table:style-name="_col-Recipes" table:number-columns-repeated="16" table:default-cell-style-name="Default"/>
        <table:table-row table:style-name="1row-Recipes">
          <table:table-cell table:style-name="1,1cel-Recipes" table:number-columns-spanned="3" office:value-type="string">
            <text:p>Recipes</text:p>
          </table:table-cell>
          <table:covered-table-cell table:number-columns-repeated="2"/>
          <table:table-cell table:number-columns-repeated="17"/>
        </table:table-row>
        <table:table-row table:style-name="_row-Recipes">
          <table:table-cell table:style-name="2,1cel-Recipes" office:value-type="string">
            <text:p>Column Name</text:p>
          </table:table-cell>
          <table:table-cell table:style-name="2,1cel-Recipes" office:value-type="string">
            <text:p>Data Type</text:p>
          </table:table-cell>
          <table:table-cell table:style-name="2,1cel-Recipes" office:value-type="string">
            <text:p>Required Field</text:p>
          </table:table-cell>
          <table:table-cell table:style-name="2,1cel-Recipes" office:value-type="string">
            <text:p>Definition</text:p>
          </table:table-cell>
          <table:table-cell table:style-name="2,1cel-Recipes" table:number-columns-repeated="16"/>
        </table:table-row>
        <table:table-row table:style-name="_row-Recipes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primary key</text:p>
          </table:table-cell>
          <table:table-cell table:number-columns-repeated="16"/>
        </table:table-row>
        <table:table-row table:style-name="_row-Recipes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created</text:p>
          </table:table-cell>
          <table:table-cell table:number-columns-repeated="16"/>
        </table:table-row>
        <table:table-row table:style-name="_row-Recipes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modified</text:p>
          </table:table-cell>
          <table:table-cell table:number-columns-repeated="16"/>
        </table:table-row>
        <table:table-row table:style-name="_row-Recipes">
          <table:table-cell office:value-type="string">
            <text:p>title</text:p>
          </table:table-cell>
          <table:table-cell office:value-type="string">
            <text:p>varchar</text:p>
          </table:table-cell>
          <table:table-cell office:value-type="boolean" office:boolean-value="true">
            <text:p>TRUE</text:p>
          </table:table-cell>
          <table:table-cell office:value-type="string">
            <text:p>title of the recipe</text:p>
          </table:table-cell>
          <table:table-cell table:number-columns-repeated="16"/>
        </table:table-row>
        <table:table-row table:style-name="_row-Recipes"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boolean" office:boolean-value="true">
            <text:p>TRUE</text:p>
          </table:table-cell>
          <table:table-cell office:value-type="string">
            <text:p>description of the recipe</text:p>
          </table:table-cell>
          <table:table-cell table:number-columns-repeated="16"/>
        </table:table-row>
        <table:table-row table:style-name="_row-Recipes">
          <table:table-cell/>
          <table:table-cell table:style-name="8,2cel-Recipes"/>
          <table:table-cell table:number-columns-repeated="18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  <table:table-row table:style-name="_row-Recipes">
          <table:table-cell table:number-columns-repeated="20"/>
        </table:table-row>
      </table:table>
      <table:table table:name="Recipe Instructions">
        <table:table-column table:style-name="_col-Recipe Instructions" table:default-cell-style-name="Default"/>
        <table:table-column table:style-name="2col-Recipe Instructions" table:default-cell-style-name="Default"/>
        <table:table-column table:style-name="3col-Recipe Instructions" table:default-cell-style-name="Default"/>
        <table:table-column table:style-name="4col-Recipe Instructions" table:default-cell-style-name="Default"/>
        <table:table-column table:style-name="_col-Recipe Instructions" table:number-columns-repeated="16" table:default-cell-style-name="Default"/>
        <table:table-row table:style-name="1row-Recipes">
          <table:table-cell table:style-name="1,1cel-Recipe Instructions" table:number-columns-spanned="3" office:value-type="string">
            <text:p>Recipe Instructions</text:p>
          </table:table-cell>
          <table:covered-table-cell table:number-columns-repeated="2"/>
          <table:table-cell table:style-name="8,2cel-Recipes"/>
          <table:table-cell table:number-columns-repeated="16"/>
        </table:table-row>
        <table:table-row table:style-name="_row-Recipe Instructions">
          <table:table-cell table:style-name="2,1cel-Recipes" office:value-type="string">
            <text:p>Column Name</text:p>
          </table:table-cell>
          <table:table-cell table:style-name="2,1cel-Recipes" office:value-type="string">
            <text:p>Data Type</text:p>
          </table:table-cell>
          <table:table-cell table:style-name="2,1cel-Recipes" office:value-type="string">
            <text:p>Required Field</text:p>
          </table:table-cell>
          <table:table-cell table:style-name="2,4cel-Recipe Instructions" office:value-type="string">
            <text:p>Definition</text:p>
          </table:table-cell>
          <table:table-cell table:style-name="2,1cel-Recipes" table:number-columns-repeated="16"/>
        </table:table-row>
        <table:table-row table:style-name="3row-Recipe Instructions">
          <table:table-cell table:style-name="3,1cel-Recipe Instructions" office:value-type="string">
            <text:p>id</text:p>
          </table:table-cell>
          <table:table-cell table:style-name="3,1cel-Recipe Instructions" office:value-type="string">
            <text:p>int</text:p>
          </table:table-cell>
          <table:table-cell table:style-name="3,1cel-Recipe Instructions" office:value-type="boolean" office:boolean-value="true">
            <text:p>TRUE</text:p>
          </table:table-cell>
          <table:table-cell table:style-name="3,4cel-Recipe Instructions" office:value-type="string">
            <text:p>primary key</text:p>
          </table:table-cell>
          <table:table-cell office:value-type="string">
            <text:p>Don't need these for intersection table</text:p>
          </table:table-cell>
          <table:table-cell table:number-columns-repeated="15"/>
        </table:table-row>
        <table:table-row table:style-name="_row-Recipe Instructions">
          <table:table-cell table:style-name="3,1cel-Recipe Instructions" office:value-type="string">
            <text:p>created_at</text:p>
          </table:table-cell>
          <table:table-cell table:style-name="3,1cel-Recipe Instructions" office:value-type="string">
            <text:p>datetime</text:p>
          </table:table-cell>
          <table:table-cell table:style-name="3,1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created</text:p>
          </table:table-cell>
          <table:table-cell table:number-columns-repeated="16"/>
        </table:table-row>
        <table:table-row table:style-name="_row-Recipe Instructions">
          <table:table-cell table:style-name="3,1cel-Recipe Instructions" office:value-type="string">
            <text:p>updated_at</text:p>
          </table:table-cell>
          <table:table-cell table:style-name="3,1cel-Recipe Instructions" office:value-type="string">
            <text:p>datetime</text:p>
          </table:table-cell>
          <table:table-cell table:style-name="3,1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modified</text:p>
          </table:table-cell>
          <table:table-cell table:number-columns-repeated="16"/>
        </table:table-row>
        <table:table-row table:style-name="_row-Recipe Instructions">
          <table:table-cell office:value-type="string">
            <text:p>ingredient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table:style-name="8,2cel-Recipes" office:value-type="string">
            <text:p>foreign key</text:p>
          </table:table-cell>
          <table:table-cell office:value-type="string">
            <text:p>made singular</text:p>
          </table:table-cell>
          <table:table-cell table:number-columns-repeated="15"/>
        </table:table-row>
        <table:table-row table:style-name="_row-Recipe Instructions">
          <table:table-cell office:value-type="string">
            <text:p>recipe_id</text:p>
          </table:table-cell>
          <table:table-cell office:value-type="string">
            <text:p>int </text:p>
          </table:table-cell>
          <table:table-cell office:value-type="boolean" office:boolean-value="true">
            <text:p>TRUE</text:p>
          </table:table-cell>
          <table:table-cell table:style-name="8,2cel-Recipes" office:value-type="string">
            <text:p>foreign key</text:p>
          </table:table-cell>
          <table:table-cell office:value-type="string">
            <text:p>singular</text:p>
          </table:table-cell>
          <table:table-cell table:number-columns-repeated="15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  <table:table-row table:style-name="_row-Recipe Instructions">
          <table:table-cell table:number-columns-repeated="3"/>
          <table:table-cell table:style-name="8,2cel-Recipes"/>
          <table:table-cell table:number-columns-repeated="16"/>
        </table:table-row>
      </table:table>
      <table:table table:name="Instructions">
        <table:table-column table:style-name="_col-Instructions" table:number-columns-repeated="3" table:default-cell-style-name="Default"/>
        <table:table-column table:style-name="4col-Instructions" table:default-cell-style-name="Default"/>
        <table:table-column table:style-name="_col-Instructions" table:number-columns-repeated="16" table:default-cell-style-name="Default"/>
        <table:table-row table:style-name="1row-Recipes">
          <table:table-cell table:style-name="1,1cel-Recipe Instructions" table:number-columns-spanned="3" office:value-type="string">
            <text:p>Instructions</text:p>
          </table:table-cell>
          <table:covered-table-cell table:number-columns-repeated="2"/>
          <table:table-cell table:number-columns-repeated="17"/>
        </table:table-row>
        <table:table-row table:style-name="_row-Instructions">
          <table:table-cell table:style-name="2,1cel-Recipes" office:value-type="string">
            <text:p>Column Name</text:p>
          </table:table-cell>
          <table:table-cell table:style-name="2,1cel-Recipes" office:value-type="string">
            <text:p>Data Type</text:p>
          </table:table-cell>
          <table:table-cell table:style-name="2,1cel-Recipes" office:value-type="string">
            <text:p>Required Field</text:p>
          </table:table-cell>
          <table:table-cell table:style-name="2,1cel-Recipes" office:value-type="string">
            <text:p>Definition</text:p>
          </table:table-cell>
          <table:table-cell table:number-columns-repeated="16"/>
        </table:table-row>
        <table:table-row table:style-name="_row-Instructions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primary key</text:p>
          </table:table-cell>
          <table:table-cell table:number-columns-repeated="16"/>
        </table:table-row>
        <table:table-row table:style-name="_row-Instructions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created</text:p>
          </table:table-cell>
          <table:table-cell table:number-columns-repeated="16"/>
        </table:table-row>
        <table:table-row table:style-name="_row-Instructions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modified</text:p>
          </table:table-cell>
          <table:table-cell table:number-columns-repeated="16"/>
        </table:table-row>
        <table:table-row table:style-name="_row-Instructions">
          <table:table-cell office:value-type="string">
            <text:p>step_number</text:p>
          </table:table-cell>
          <table:table-cell office:value-type="string">
            <text:p>varchar</text:p>
          </table:table-cell>
          <table:table-cell office:value-type="boolean" office:boolean-value="true">
            <text:p>TRUE</text:p>
          </table:table-cell>
          <table:table-cell office:value-type="string">
            <text:p>ordinal position of this instruction</text:p>
          </table:table-cell>
          <table:table-cell table:number-columns-repeated="16"/>
        </table:table-row>
        <table:table-row table:style-name="_row-Instructions"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boolean" office:boolean-value="true">
            <text:p>TRUE</text:p>
          </table:table-cell>
          <table:table-cell office:value-type="string">
            <text:p>the direction that the user must take to make the recipe at this ordinal position</text:p>
          </table:table-cell>
          <table:table-cell table:number-columns-repeated="16"/>
        </table:table-row>
        <table:table-row table:style-name="_row-Instructions">
          <table:table-cell/>
          <table:table-cell table:style-name="8,2cel-Recipes"/>
          <table:table-cell table:number-columns-repeated="18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  <table:table-row table:style-name="_row-Instructions">
          <table:table-cell table:number-columns-repeated="20"/>
        </table:table-row>
      </table:table>
      <table:table table:name="Recipe Ingredients">
        <table:table-column table:style-name="1col-Recipe Ingredients" table:number-columns-repeated="4" table:default-cell-style-name="Default"/>
        <table:table-column table:style-name="_col-Recipe Ingredients" table:number-columns-repeated="16" table:default-cell-style-name="Default"/>
        <table:table-row table:style-name="1row-Recipes">
          <table:table-cell table:style-name="1,1cel-Recipe Ingredients" table:number-columns-spanned="3" office:value-type="string">
            <text:p>Recipe Ingredients</text:p>
          </table:table-cell>
          <table:covered-table-cell table:number-columns-repeated="2"/>
          <table:table-cell table:style-name="8,2cel-Recipes"/>
          <table:table-cell table:number-columns-repeated="16"/>
        </table:table-row>
        <table:table-row table:style-name="_row-Recipe Ingredients">
          <table:table-cell table:style-name="2,4cel-Recipe Instructions" office:value-type="string">
            <text:p>Column Name</text:p>
          </table:table-cell>
          <table:table-cell table:style-name="2,4cel-Recipe Instructions" office:value-type="string">
            <text:p>Data Type</text:p>
          </table:table-cell>
          <table:table-cell table:style-name="2,4cel-Recipe Instructions" office:value-type="string">
            <text:p>Required Field</text:p>
          </table:table-cell>
          <table:table-cell table:style-name="2,4cel-Recipe Instructions" office:value-type="string">
            <text:p>Definition</text:p>
          </table:table-cell>
          <table:table-cell office:value-type="string">
            <text:p>JT</text:p>
          </table:table-cell>
          <table:table-cell table:number-columns-repeated="15"/>
        </table:table-row>
        <table:table-row table:style-name="_row-Recipe Ingredients">
          <table:table-cell table:style-name="3,4cel-Recipe Instructions" office:value-type="string">
            <text:p>id</text:p>
          </table:table-cell>
          <table:table-cell table:style-name="3,4cel-Recipe Instructions" office:value-type="string">
            <text:p>int</text:p>
          </table:table-cell>
          <table:table-cell table:style-name="3,4cel-Recipe Instructions" office:value-type="boolean" office:boolean-value="true">
            <text:p>TRUE</text:p>
          </table:table-cell>
          <table:table-cell table:style-name="3,4cel-Recipe Instructions" office:value-type="string">
            <text:p>primary key</text:p>
          </table:table-cell>
          <table:table-cell office:value-type="string">
            <text:p>unnecessary </text:p>
          </table:table-cell>
          <table:table-cell table:number-columns-repeated="15"/>
        </table:table-row>
        <table:table-row table:style-name="_row-Recipe Ingredients">
          <table:table-cell table:style-name="3,4cel-Recipe Instructions" office:value-type="string">
            <text:p>created_at</text:p>
          </table:table-cell>
          <table:table-cell table:style-name="3,4cel-Recipe Instructions" office:value-type="string">
            <text:p>datetime</text:p>
          </table:table-cell>
          <table:table-cell table:style-name="3,4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created</text:p>
          </table:table-cell>
          <table:table-cell table:number-columns-repeated="16"/>
        </table:table-row>
        <table:table-row table:style-name="_row-Recipe Ingredients">
          <table:table-cell table:style-name="3,4cel-Recipe Instructions" office:value-type="string">
            <text:p>updated_at</text:p>
          </table:table-cell>
          <table:table-cell table:style-name="3,4cel-Recipe Instructions" office:value-type="string">
            <text:p>datetime</text:p>
          </table:table-cell>
          <table:table-cell table:style-name="3,4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modified</text:p>
          </table:table-cell>
          <table:table-cell table:number-columns-repeated="16"/>
        </table:table-row>
        <table:table-row table:style-name="_row-Recipe Ingredients">
          <table:table-cell office:value-type="string">
            <text:p>recipe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foreign key</text:p>
          </table:table-cell>
          <table:table-cell office:value-type="string">
            <text:p>made singular</text:p>
          </table:table-cell>
          <table:table-cell table:number-columns-repeated="15"/>
        </table:table-row>
        <table:table-row table:style-name="_row-Recipe Ingredients">
          <table:table-cell office:value-type="string">
            <text:p>ingredient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foreign key</text:p>
          </table:table-cell>
          <table:table-cell table:number-columns-repeated="16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  <table:table-row table:style-name="_row-Recipe Ingredients">
          <table:table-cell table:number-columns-repeated="20"/>
        </table:table-row>
      </table:table>
      <table:table table:name="Ingredients">
        <table:table-column table:style-name="1col-Ingredients" table:default-cell-style-name="Default"/>
        <table:table-column table:style-name="2col-Recipe Instructions" table:default-cell-style-name="Default"/>
        <table:table-column table:style-name="3col-Ingredients" table:default-cell-style-name="Default"/>
        <table:table-column table:style-name="4col-Ingredients" table:default-cell-style-name="Default"/>
        <table:table-column table:style-name="_col-Ingredients" table:number-columns-repeated="16" table:default-cell-style-name="Default"/>
        <table:table-row table:style-name="1row-Recipes">
          <table:table-cell table:style-name="1,1cel-Recipe Ingredients" table:number-columns-spanned="3" office:value-type="string">
            <text:p>Ingredients</text:p>
          </table:table-cell>
          <table:covered-table-cell table:number-columns-repeated="2"/>
          <table:table-cell table:style-name="8,2cel-Recipes"/>
          <table:table-cell table:number-columns-repeated="16"/>
        </table:table-row>
        <table:table-row table:style-name="_row-Ingredients">
          <table:table-cell table:style-name="2,4cel-Recipe Instructions" office:value-type="string">
            <text:p>Column Name</text:p>
          </table:table-cell>
          <table:table-cell table:style-name="2,4cel-Recipe Instructions" office:value-type="string">
            <text:p>Data Type</text:p>
          </table:table-cell>
          <table:table-cell table:style-name="2,4cel-Recipe Instructions" office:value-type="string">
            <text:p>Required Field</text:p>
          </table:table-cell>
          <table:table-cell table:style-name="2,4cel-Recipe Instructions" office:value-type="string">
            <text:p>Definition</text:p>
          </table:table-cell>
          <table:table-cell table:number-columns-repeated="16"/>
        </table:table-row>
        <table:table-row table:style-name="_row-Ingredients">
          <table:table-cell table:style-name="8,2cel-Recipes" office:value-type="string">
            <text:p>id</text:p>
          </table:table-cell>
          <table:table-cell table:style-name="8,2cel-Recipes" office:value-type="string">
            <text:p>int</text:p>
          </table:table-cell>
          <table:table-cell table:style-name="8,2cel-Recipes" office:value-type="boolean" office:boolean-value="true">
            <text:p>TRUE</text:p>
          </table:table-cell>
          <table:table-cell table:style-name="8,2cel-Recipes" office:value-type="string">
            <text:p>primary key</text:p>
          </table:table-cell>
          <table:table-cell table:number-columns-repeated="16"/>
        </table:table-row>
        <table:table-row table:style-name="_row-Ingredients">
          <table:table-cell table:style-name="8,2cel-Recipes" office:value-type="string">
            <text:p>created_at</text:p>
          </table:table-cell>
          <table:table-cell table:style-name="8,2cel-Recipes" office:value-type="string">
            <text:p>datetime</text:p>
          </table:table-cell>
          <table:table-cell table:style-name="8,2cel-Recipes" office:value-type="boolean" office:boolean-value="false">
            <text:p>FALSE</text:p>
          </table:table-cell>
          <table:table-cell table:style-name="8,2cel-Recipes" office:value-type="string">
            <text:p>date record created</text:p>
          </table:table-cell>
          <table:table-cell table:number-columns-repeated="16"/>
        </table:table-row>
        <table:table-row table:style-name="_row-Ingredients">
          <table:table-cell table:style-name="8,2cel-Recipes" office:value-type="string">
            <text:p>updated_at</text:p>
          </table:table-cell>
          <table:table-cell table:style-name="8,2cel-Recipes" office:value-type="string">
            <text:p>datetime</text:p>
          </table:table-cell>
          <table:table-cell table:style-name="8,2cel-Recipes" office:value-type="boolean" office:boolean-value="false">
            <text:p>FALSE</text:p>
          </table:table-cell>
          <table:table-cell table:style-name="8,2cel-Recipes" office:value-type="string">
            <text:p>date record modified</text:p>
          </table:table-cell>
          <table:table-cell table:number-columns-repeated="16"/>
        </table:table-row>
        <table:table-row table:style-name="_row-Ingredients">
          <table:table-cell office:value-type="string">
            <text:p>title</text:p>
          </table:table-cell>
          <table:table-cell office:value-type="string">
            <text:p>varchar</text:p>
          </table:table-cell>
          <table:table-cell office:value-type="boolean" office:boolean-value="true">
            <text:p>TRUE</text:p>
          </table:table-cell>
          <table:table-cell office:value-type="string">
            <text:p>name of the ingredient</text:p>
          </table:table-cell>
          <table:table-cell table:number-columns-repeated="16"/>
        </table:table-row>
        <table:table-row table:style-name="_row-Ingredients"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boolean" office:boolean-value="true">
            <text:p>TRUE</text:p>
          </table:table-cell>
          <table:table-cell office:value-type="string">
            <text:p>description of the ingredient</text:p>
          </table:table-cell>
          <table:table-cell table:number-columns-repeated="16"/>
        </table:table-row>
        <table:table-row table:style-name="_row-Ingredients">
          <table:table-cell office:value-type="string">
            <text:p>image_url</text:p>
          </table:table-cell>
          <table:table-cell office:value-type="string">
            <text:p>varchar</text:p>
          </table:table-cell>
          <table:table-cell office:value-type="boolean" office:boolean-value="false">
            <text:p>FALSE</text:p>
          </table:table-cell>
          <table:table-cell office:value-type="string">
            <text:p>optional url for the image of the ingredient</text:p>
          </table:table-cell>
          <table:table-cell table:number-columns-repeated="16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3"/>
          <table:table-cell table:style-name="8,2cel-Recipes"/>
          <table:table-cell table:number-columns-repeated="16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  <table:table-row table:style-name="_row-Ingredients">
          <table:table-cell table:number-columns-repeated="20"/>
        </table:table-row>
      </table:table>
      <table:table table:name="Recipe Authors">
        <table:table-column table:style-name="1col-Ingredients" table:default-cell-style-name="Default"/>
        <table:table-column table:style-name="2col-Recipe Instructions" table:default-cell-style-name="Default"/>
        <table:table-column table:style-name="3col-Ingredients" table:default-cell-style-name="Default"/>
        <table:table-column table:style-name="4col-Recipe Instructions" table:default-cell-style-name="Default"/>
        <table:table-column table:style-name="_col-Recipe Authors" table:number-columns-repeated="16" table:default-cell-style-name="Default"/>
        <table:table-row table:style-name="1row-Recipes">
          <table:table-cell table:style-name="1,1cel-Recipe Ingredients" table:number-columns-spanned="3" office:value-type="string">
            <text:p>Recipe Authors</text:p>
          </table:table-cell>
          <table:covered-table-cell table:number-columns-repeated="2"/>
          <table:table-cell table:style-name="8,2cel-Recipes"/>
          <table:table-cell table:number-columns-repeated="16"/>
        </table:table-row>
        <table:table-row table:style-name="_row-Recipe Authors">
          <table:table-cell table:style-name="2,4cel-Recipe Instructions" office:value-type="string">
            <text:p>Column Name</text:p>
          </table:table-cell>
          <table:table-cell table:style-name="2,4cel-Recipe Instructions" office:value-type="string">
            <text:p>Data Type</text:p>
          </table:table-cell>
          <table:table-cell table:style-name="2,4cel-Recipe Instructions" office:value-type="string">
            <text:p>Required Field</text:p>
          </table:table-cell>
          <table:table-cell table:style-name="2,4cel-Recipe Instructions" office:value-type="string">
            <text:p>Definition</text:p>
          </table:table-cell>
          <table:table-cell table:number-columns-repeated="16"/>
        </table:table-row>
        <table:table-row table:style-name="_row-Recipe Authors">
          <table:table-cell table:style-name="3,4cel-Recipe Instructions" office:value-type="string">
            <text:p>id</text:p>
          </table:table-cell>
          <table:table-cell table:style-name="3,4cel-Recipe Instructions" office:value-type="string">
            <text:p>int</text:p>
          </table:table-cell>
          <table:table-cell table:style-name="3,4cel-Recipe Instructions" office:value-type="boolean" office:boolean-value="true">
            <text:p>TRUE</text:p>
          </table:table-cell>
          <table:table-cell table:style-name="3,4cel-Recipe Instructions" office:value-type="string">
            <text:p>primary key</text:p>
          </table:table-cell>
          <table:table-cell office:value-type="string">
            <text:p>no need</text:p>
          </table:table-cell>
          <table:table-cell table:number-columns-repeated="15"/>
        </table:table-row>
        <table:table-row table:style-name="_row-Recipe Authors">
          <table:table-cell table:style-name="3,4cel-Recipe Instructions" office:value-type="string">
            <text:p>created_at</text:p>
          </table:table-cell>
          <table:table-cell table:style-name="3,4cel-Recipe Instructions" office:value-type="string">
            <text:p>datetime</text:p>
          </table:table-cell>
          <table:table-cell table:style-name="3,4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created</text:p>
          </table:table-cell>
          <table:table-cell table:number-columns-repeated="16"/>
        </table:table-row>
        <table:table-row table:style-name="_row-Recipe Authors">
          <table:table-cell table:style-name="3,4cel-Recipe Instructions" office:value-type="string">
            <text:p>updated_at</text:p>
          </table:table-cell>
          <table:table-cell table:style-name="3,4cel-Recipe Instructions" office:value-type="string">
            <text:p>datetime</text:p>
          </table:table-cell>
          <table:table-cell table:style-name="3,4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modified</text:p>
          </table:table-cell>
          <table:table-cell table:number-columns-repeated="16"/>
        </table:table-row>
        <table:table-row table:style-name="_row-Recipe Authors">
          <table:table-cell office:value-type="string">
            <text:p>recipe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foreign key</text:p>
          </table:table-cell>
          <table:table-cell office:value-type="string">
            <text:p>made singular</text:p>
          </table:table-cell>
          <table:table-cell table:number-columns-repeated="15"/>
        </table:table-row>
        <table:table-row table:style-name="_row-Recipe Authors">
          <table:table-cell office:value-type="string">
            <text:p>author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foreign key</text:p>
          </table:table-cell>
          <table:table-cell office:value-type="string">
            <text:p>made singular</text:p>
          </table:table-cell>
          <table:table-cell table:number-columns-repeated="15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  <table:table-row table:style-name="_row-Recipe Authors">
          <table:table-cell table:number-columns-repeated="20"/>
        </table:table-row>
      </table:table>
      <table:table table:name="Authors">
        <table:table-column table:style-name="1col-Authors" table:default-cell-style-name="Default"/>
        <table:table-column table:style-name="2col-Recipe Instructions" table:default-cell-style-name="Default"/>
        <table:table-column table:style-name="3col-Ingredients" table:default-cell-style-name="Default"/>
        <table:table-column table:style-name="4col-Authors" table:default-cell-style-name="Default"/>
        <table:table-column table:style-name="_col-Authors" table:number-columns-repeated="16" table:default-cell-style-name="Default"/>
        <table:table-row table:style-name="1row-Recipes">
          <table:table-cell table:style-name="1,1cel-Recipe Instructions" table:number-columns-spanned="3" office:value-type="string">
            <text:p>Authors</text:p>
          </table:table-cell>
          <table:covered-table-cell table:number-columns-repeated="2"/>
          <table:table-cell table:number-columns-repeated="17"/>
        </table:table-row>
        <table:table-row table:style-name="_row-Authors">
          <table:table-cell table:style-name="2,1cel-Recipes" office:value-type="string">
            <text:p>Column Name</text:p>
          </table:table-cell>
          <table:table-cell table:style-name="2,1cel-Recipes" office:value-type="string">
            <text:p>Data Type</text:p>
          </table:table-cell>
          <table:table-cell table:style-name="2,1cel-Recipes" office:value-type="string">
            <text:p>Required Field</text:p>
          </table:table-cell>
          <table:table-cell table:style-name="2,1cel-Recipes" office:value-type="string">
            <text:p>Definition</text:p>
          </table:table-cell>
          <table:table-cell table:number-columns-repeated="16"/>
        </table:table-row>
        <table:table-row table:style-name="_row-Authors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primary key</text:p>
          </table:table-cell>
          <table:table-cell table:number-columns-repeated="16"/>
        </table:table-row>
        <table:table-row table:style-name="_row-Authors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created</text:p>
          </table:table-cell>
          <table:table-cell table:number-columns-repeated="16"/>
        </table:table-row>
        <table:table-row table:style-name="_row-Authors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modified</text:p>
          </table:table-cell>
          <table:table-cell table:number-columns-repeated="16"/>
        </table:table-row>
        <table:table-row table:style-name="_row-Authors">
          <table:table-cell office:value-type="string">
            <text:p>first_name</text:p>
          </table:table-cell>
          <table:table-cell office:value-type="string">
            <text:p>varchar</text:p>
          </table:table-cell>
          <table:table-cell office:value-type="boolean" office:boolean-value="true">
            <text:p>TRUE</text:p>
          </table:table-cell>
          <table:table-cell office:value-type="string">
            <text:p>author's first name</text:p>
          </table:table-cell>
          <table:table-cell table:number-columns-repeated="16"/>
        </table:table-row>
        <table:table-row table:style-name="_row-Authors">
          <table:table-cell office:value-type="string">
            <text:p>last_name</text:p>
          </table:table-cell>
          <table:table-cell office:value-type="string">
            <text:p>varchar</text:p>
          </table:table-cell>
          <table:table-cell office:value-type="boolean" office:boolean-value="true">
            <text:p>TRUE</text:p>
          </table:table-cell>
          <table:table-cell office:value-type="string">
            <text:p>author's last name</text:p>
          </table:table-cell>
          <table:table-cell table:number-columns-repeated="16"/>
        </table:table-row>
        <table:table-row table:style-name="_row-Authors">
          <table:table-cell table:style-name="8,1cel-Authors" office:value-type="string">
            <text:p>book_title</text:p>
          </table:table-cell>
          <table:table-cell table:style-name="8,1cel-Authors" office:value-type="string">
            <text:p>varchar</text:p>
          </table:table-cell>
          <table:table-cell table:style-name="8,1cel-Authors" office:value-type="boolean" office:boolean-value="false">
            <text:p>FALSE</text:p>
          </table:table-cell>
          <table:table-cell table:style-name="8,1cel-Authors" office:value-type="string">
            <text:p>title of book recipe is from, if it is from a book.</text:p>
          </table:table-cell>
          <table:table-cell table:style-name="8,1cel-Authors" office:value-type="string">
            <text:p>Possible foreign key??</text:p>
          </table:table-cell>
          <table:table-cell table:number-columns-repeated="15"/>
        </table:table-row>
        <table:table-row table:style-name="_row-Authors">
          <table:table-cell table:style-name="8,2cel-Recipes"/>
          <table:table-cell table:number-columns-repeated="19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  <table:table-row table:style-name="_row-Authors">
          <table:table-cell table:number-columns-repeated="20"/>
        </table:table-row>
      </table:table>
      <table:table table:name="Recipe Categories">
        <table:table-column table:style-name="_col-Recipe Categories" table:number-columns-repeated="20" table:default-cell-style-name="Default"/>
        <table:table-row table:style-name="1row-Recipes">
          <table:table-cell table:style-name="1,1cel-Recipe Ingredients" table:number-columns-spanned="3" office:value-type="string">
            <text:p>Recipe Categories</text:p>
          </table:table-cell>
          <table:covered-table-cell table:number-columns-repeated="2"/>
          <table:table-cell table:style-name="8,2cel-Recipes"/>
          <table:table-cell table:number-columns-repeated="16"/>
        </table:table-row>
        <table:table-row table:style-name="_row-Recipe Categories">
          <table:table-cell table:style-name="2,4cel-Recipe Instructions" office:value-type="string">
            <text:p>Column Name</text:p>
          </table:table-cell>
          <table:table-cell table:style-name="2,4cel-Recipe Instructions" office:value-type="string">
            <text:p>Data Type</text:p>
          </table:table-cell>
          <table:table-cell table:style-name="2,4cel-Recipe Instructions" office:value-type="string">
            <text:p>Required Field</text:p>
          </table:table-cell>
          <table:table-cell table:style-name="2,4cel-Recipe Instructions" office:value-type="string">
            <text:p>Definition</text:p>
          </table:table-cell>
          <table:table-cell table:number-columns-repeated="16"/>
        </table:table-row>
        <table:table-row table:style-name="_row-Recipe Categories">
          <table:table-cell table:style-name="3,4cel-Recipe Instructions" office:value-type="string">
            <text:p>id</text:p>
          </table:table-cell>
          <table:table-cell table:style-name="3,4cel-Recipe Instructions" office:value-type="string">
            <text:p>int</text:p>
          </table:table-cell>
          <table:table-cell table:style-name="3,4cel-Recipe Instructions" office:value-type="boolean" office:boolean-value="true">
            <text:p>TRUE</text:p>
          </table:table-cell>
          <table:table-cell table:style-name="3,4cel-Recipe Instructions" office:value-type="string">
            <text:p>primary key</text:p>
          </table:table-cell>
          <table:table-cell office:value-type="string">
            <text:p>no need </text:p>
          </table:table-cell>
          <table:table-cell table:number-columns-repeated="15"/>
        </table:table-row>
        <table:table-row table:style-name="_row-Recipe Categories">
          <table:table-cell table:style-name="3,4cel-Recipe Instructions" office:value-type="string">
            <text:p>created_at</text:p>
          </table:table-cell>
          <table:table-cell table:style-name="3,4cel-Recipe Instructions" office:value-type="string">
            <text:p>datetime</text:p>
          </table:table-cell>
          <table:table-cell table:style-name="3,4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created</text:p>
          </table:table-cell>
          <table:table-cell table:number-columns-repeated="16"/>
        </table:table-row>
        <table:table-row table:style-name="_row-Recipe Categories">
          <table:table-cell table:style-name="3,4cel-Recipe Instructions" office:value-type="string">
            <text:p>updated_at</text:p>
          </table:table-cell>
          <table:table-cell table:style-name="3,4cel-Recipe Instructions" office:value-type="string">
            <text:p>datetime</text:p>
          </table:table-cell>
          <table:table-cell table:style-name="3,4cel-Recipe Instructions" office:value-type="boolean" office:boolean-value="false">
            <text:p>FALSE</text:p>
          </table:table-cell>
          <table:table-cell table:style-name="3,4cel-Recipe Instructions" office:value-type="string">
            <text:p>date record modified</text:p>
          </table:table-cell>
          <table:table-cell table:number-columns-repeated="16"/>
        </table:table-row>
        <table:table-row table:style-name="_row-Recipe Categories">
          <table:table-cell office:value-type="string">
            <text:p>recipe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foreign key</text:p>
          </table:table-cell>
          <table:table-cell office:value-type="string">
            <text:p>singularize</text:p>
          </table:table-cell>
          <table:table-cell table:number-columns-repeated="15"/>
        </table:table-row>
        <table:table-row table:style-name="_row-Recipe Categories">
          <table:table-cell office:value-type="string">
            <text:p>category_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foreign key</text:p>
          </table:table-cell>
          <table:table-cell office:value-type="string">
            <text:p>singular</text:p>
          </table:table-cell>
          <table:table-cell table:number-columns-repeated="15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  <table:table-row table:style-name="_row-Recipe Categories">
          <table:table-cell table:number-columns-repeated="20"/>
        </table:table-row>
      </table:table>
      <table:table table:name="Categories">
        <table:table-column table:style-name="_col-Categories" table:number-columns-repeated="3" table:default-cell-style-name="Default"/>
        <table:table-column table:style-name="4col-Categories" table:default-cell-style-name="Default"/>
        <table:table-column table:style-name="_col-Categories" table:number-columns-repeated="16" table:default-cell-style-name="Default"/>
        <table:table-row table:style-name="1row-Recipes">
          <table:table-cell table:style-name="1,1cel-Recipe Ingredients" table:number-columns-spanned="3" office:value-type="string">
            <text:p>Categories</text:p>
          </table:table-cell>
          <table:covered-table-cell table:number-columns-repeated="2"/>
          <table:table-cell table:number-columns-repeated="17"/>
        </table:table-row>
        <table:table-row table:style-name="_row-Categories">
          <table:table-cell table:style-name="2,1cel-Recipes" office:value-type="string">
            <text:p>Column Name</text:p>
          </table:table-cell>
          <table:table-cell table:style-name="2,1cel-Recipes" office:value-type="string">
            <text:p>Data Type</text:p>
          </table:table-cell>
          <table:table-cell table:style-name="2,1cel-Recipes" office:value-type="string">
            <text:p>Required Field</text:p>
          </table:table-cell>
          <table:table-cell table:style-name="2,1cel-Recipes" office:value-type="string">
            <text:p>Definition</text:p>
          </table:table-cell>
          <table:table-cell table:number-columns-repeated="16"/>
        </table:table-row>
        <table:table-row table:style-name="_row-Categories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boolean" office:boolean-value="true">
            <text:p>TRUE</text:p>
          </table:table-cell>
          <table:table-cell office:value-type="string">
            <text:p>primary key</text:p>
          </table:table-cell>
          <table:table-cell table:number-columns-repeated="16"/>
        </table:table-row>
        <table:table-row table:style-name="_row-Categories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created</text:p>
          </table:table-cell>
          <table:table-cell table:number-columns-repeated="16"/>
        </table:table-row>
        <table:table-row table:style-name="_row-Categories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 record modified</text:p>
          </table:table-cell>
          <table:table-cell table:number-columns-repeated="16"/>
        </table:table-row>
        <table:table-row table:style-name="_row-Categories">
          <table:table-cell office:value-type="string">
            <text:p>title</text:p>
          </table:table-cell>
          <table:table-cell office:value-type="string">
            <text:p>varchar</text:p>
          </table:table-cell>
          <table:table-cell office:value-type="boolean" office:boolean-value="true">
            <text:p>TRUE</text:p>
          </table:table-cell>
          <table:table-cell office:value-type="string">
            <text:p>name of the category</text:p>
          </table:table-cell>
          <table:table-cell table:number-columns-repeated="16"/>
        </table:table-row>
        <table:table-row table:style-name="_row-Categories"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boolean" office:boolean-value="false">
            <text:p>FALSE</text:p>
          </table:table-cell>
          <table:table-cell office:value-type="string">
            <text:p>description of the category</text:p>
          </table:table-cell>
          <table:table-cell table:number-columns-repeated="16"/>
        </table:table-row>
        <table:table-row table:style-name="_row-Categories">
          <table:table-cell table:number-columns-repeated="4"/>
          <table:table-cell table:style-name="8,2cel-Recipes"/>
          <table:table-cell table:number-columns-repeated="15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  <table:table-row table:style-name="_row-Categories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